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list-style-name="L1">
      <style:text-properties fo:color="#ff0000"/>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text-properties style:font-name="Times1"/>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2">
      <style:text-properties fo:font-style="normal" style:font-style-asian="normal" style:font-style-complex="normal"/>
    </style:style>
    <style:style style:name="P26" style:family="paragraph" style:parent-style-name="Text_20_body" style:list-style-name="L13">
      <style:text-properties fo:font-style="normal" style:font-style-asian="normal" style:font-style-complex="normal"/>
    </style:style>
    <style:style style:name="P27" style:family="paragraph" style:parent-style-name="Text_20_body" style:list-style-name="L17">
      <style:text-properties fo:font-style="normal" fo:font-weight="bold" style:font-style-asian="normal" style:font-weight-asian="bold" style:font-style-complex="normal" style:font-weight-complex="bold"/>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4">
      <style:text-properties fo:font-style="italic" style:font-style-asian="italic" style:font-style-complex="italic"/>
    </style:style>
    <style:style style:name="P31" style:family="paragraph" style:parent-style-name="Text_20_body" style:list-style-name="L15">
      <style:text-properties fo:font-style="italic" style:font-style-asian="italic" style:font-style-complex="italic"/>
    </style:style>
    <style:style style:name="P32" style:family="paragraph" style:parent-style-name="Text_20_body" style:list-style-name="L16">
      <style:text-properties fo:font-style="italic" style:font-style-asian="italic" style:font-style-complex="italic"/>
    </style:style>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19">
      <style:paragraph-properties>
        <style:tab-stops>
          <style:tab-stop style:position="1.381cm"/>
        </style:tab-stops>
      </style:paragraph-properties>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3">
      <style:text-properties style:text-underline-style="none"/>
    </style:style>
    <style:style style:name="P42" style:family="paragraph" style:parent-style-name="Text_20_body" style:list-style-name="L24"/>
    <style:style style:name="P43" style:family="paragraph" style:parent-style-name="Text_20_body" style:list-style-name="L25"/>
    <style:style style:name="P44" style:family="paragraph" style:parent-style-name="Heading_20_1" style:master-page-name="PaginaDerecha">
      <style:paragraph-properties style:page-number="1"/>
    </style:style>
    <style:style style:name="P45" style:family="paragraph" style:parent-style-name="Heading_20_3">
      <style:text-properties style:font-name="Times1"/>
    </style:style>
    <style:style style:name="P46" style:family="paragraph" style:parent-style-name="Heading_20_3">
      <style:text-properties fo:font-style="normal" style:font-style-asian="normal" style:font-style-complex="normal"/>
    </style:style>
    <style:style style:name="P47" style:family="paragraph" style:parent-style-name="Table_20_Contents" style:master-page-name="IndiceFiguras">
      <style:paragraph-properties style:page-number="auto"/>
    </style:style>
    <style:style style:name="P48" style:family="paragraph" style:parent-style-name="Titulo" style:master-page-name="Portada">
      <style:paragraph-properties style:page-number="auto"/>
    </style:style>
    <style:style style:name="P49"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8">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4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9">Introducción<text:tab/>1</text:p>
          <text:p text:style-name="P9">Objetivos del proyecto<text:tab/>2</text:p>
          <text:p text:style-name="P9">Conceptos teóricos<text:tab/>4</text:p>
          <text:p text:style-name="P10">Introducción al ajedrez<text:tab/>4</text:p>
          <text:p text:style-name="P10">Historia del ajedrez por computador<text:tab/>4</text:p>
          <text:p text:style-name="P11">Cronología con los hitos en el desarrollo del ajedrez por computador<text:tab/>8</text:p>
          <text:p text:style-name="P11">Torneos de ajedrez por computador<text:tab/>11</text:p>
          <text:p text:style-name="P12">North American Computer Chess Championship (NACCC)<text:tab/>11</text:p>
          <text:p text:style-name="P12">World Computer Chess Championship (WCCC)<text:tab/>11</text:p>
          <text:p text:style-name="P12">World Microcomputer Chess Championship (WMCCC)<text:tab/>11</text:p>
          <text:p text:style-name="P11">Clasificaciones de programas de ajedrez<text:tab/>11</text:p>
          <text:p text:style-name="P10">Concepto de motor de ajedrez<text:tab/>12</text:p>
          <text:p text:style-name="P10">Arquitectura básica de un motor de ajedrez.<text:tab/>12</text:p>
          <text:p text:style-name="P10">Representación y generación de movimientos<text:tab/>12</text:p>
          <text:p text:style-name="P11">Representación basada en arrays <text:tab/>13</text:p>
          <text:p text:style-name="P12">Representación basada en arreglos de dos dimensiones<text:tab/>13</text:p>
          <text:p text:style-name="P12">Representación 0X88<text:tab/>13</text:p>
          <text:p text:style-name="P11">Representación basada en bitboards<text:tab/>13</text:p>
          <text:p text:style-name="P10">Función de evaluación<text:tab/>14</text:p>
          <text:p text:style-name="P10">Búsqueda<text:tab/>15</text:p>
          <text:p text:style-name="P11">Minimax<text:tab/>15</text:p>
          <text:p text:style-name="P11">Negamax<text:tab/>16</text:p>
          <text:p text:style-name="P11">Alfabeta<text:tab/>17</text:p>
          <text:p text:style-name="P10">Extensiones de búsqueda<text:tab/>17</text:p>
          <text:p text:style-name="P11">Búsqueda Quiescence<text:tab/>17</text:p>
          <text:p text:style-name="P11">Profundidad iterativa<text:tab/>18</text:p>
          <text:p text:style-name="P11">MVV/LVA y SEE<text:tab/>19</text:p>
          <text:p text:style-name="P11">Tablas de transposición<text:tab/>19</text:p>
          <text:p text:style-name="P11">Movimientos killer<text:tab/>20</text:p>
          <text:p text:style-name="P11">Historic heuristic<text:tab/>20</text:p>
          <text:p text:style-name="P11"><text:soft-page-break/>Ventanas de aspiración<text:tab/>20</text:p>
          <text:p text:style-name="P11">Búsqueda de variante principal PVS<text:tab/>21</text:p>
          <text:p text:style-name="P9">Técnicas y herramientas<text:tab/>22</text:p>
          <text:p text:style-name="P10">Técnicas metodológicas<text:tab/>22</text:p>
          <text:p text:style-name="P11">Desarrollo iterativo e incremental<text:tab/>22</text:p>
          <text:p text:style-name="P11">TDD (Test Driven Development)<text:tab/>23</text:p>
          <text:p text:style-name="P10">Herramientas de desarrollo<text:tab/>23</text:p>
          <text:p text:style-name="P11">Lenguaje de desarrollo: Java<text:tab/>23</text:p>
          <text:p text:style-name="P11">Entorno de desarrollo: Eclipse<text:tab/>24</text:p>
          <text:p text:style-name="P11">Entorno de profiling: Netbeans<text:tab/>24</text:p>
          <text:p text:style-name="P11">Sistema de control de versiones: Git<text:tab/>24</text:p>
          <text:p text:style-name="P11">Sistema de bug tracking: Mantis<text:tab/>26</text:p>
          <text:p text:style-name="P11">Modelado UML: Umbrello <text:s/>– TODO: cambiar a modelio --<text:tab/>27</text:p>
          <text:p text:style-name="P11">Editor de textos: OpenOffice – TODO Cambiar a LibreOffice --<text:tab/>28</text:p>
          <text:p text:style-name="P11">Generación de gráficos vectoriales: Inkscape<text:tab/>28</text:p>
          <text:p text:style-name="P11">Librería de pruebas unitarias: Junit<text:tab/>28</text:p>
          <text:p text:style-name="P9">Aspectos relevantes del desarrollo del proyecto<text:tab/>29</text:p>
          <text:p text:style-name="P10">Diseño y arquitectura<text:tab/>29</text:p>
          <text:p text:style-name="P10">Patrones de diseño<text:tab/>30</text:p>
          <text:p text:style-name="P11">Observer<text:tab/>30</text:p>
          <text:p text:style-name="P10">Protocolo de comunicación e interoperabilidad<text:tab/>31</text:p>
          <text:p text:style-name="P10">Profiling<text:tab/>35</text:p>
          <text:p text:style-name="P10">Representación de la posición<text:tab/>37</text:p>
          <text:p text:style-name="P10">Búsqueda<text:tab/>37</text:p>
          <text:p text:style-name="P10">Evaluación<text:tab/>37</text:p>
          <text:p text:style-name="P9">Conclusiones y líneas de trabajo futuras<text:tab/>39</text:p>
          <text:p text:style-name="P10">Conclusiones<text:tab/>39</text:p>
          <text:p text:style-name="P10">Líneas de trabajo futuras<text:tab/>39</text:p>
          <text:p text:style-name="P9">Bibliografía<text:tab/>40</text:p>
        </text:index-body>
      </text:table-of-content>
      <text:p text:style-name="Table_20_Contents"/>
      <text:p text:style-name="P47"/>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4"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1574329887" text:style-name="L1">
        <text:list-item>
          <text:p text:style-name="P13">Historia breve del autómata 'El turco' → interés desde hace tiempo en construcción de máquinas que razonan, utilización del ajedrez como 'representación' de inteligencia.</text:p>
        </text:list-item>
        <text:list-item>
          <text:p text:style-name="P13">Aparición de la computación e inteligencia artificial</text:p>
        </text:list-item>
        <text:list-item>
          <text:p text:style-name="P13">Búsqueda de un dominio en el que realizar estudios y experimentación → utilización de juegos</text:p>
        </text:list-item>
        <text:list-item>
          <text:p text:style-name="P13">Razones:</text:p>
          <text:list>
            <text:list-item>
              <text:p text:style-name="P13">Dificiles de resolver </text:p>
            </text:list-item>
            <text:list-item>
              <text:p text:style-name="P13">Reglas sencillas</text:p>
            </text:list-item>
            <text:list-item>
              <text:p text:style-name="P13">Fácil de medir el rendimiento mediante sistemas de puntuación</text:p>
            </text:list-item>
            <text:list-item>
              <text:p text:style-name="P13">Ajedrez: uno de los juegos de estrategia por excelencia, gran tradición, muy extendido culturalmente.</text:p>
            </text:list-item>
          </text:list>
        </text:list-item>
        <text:list-item>
          <text:p text:style-name="P13">Muchas personalidades de la historia de la computación implicadas en el ajedrez por computador</text:p>
          <text:list>
            <text:list-item>
              <text:p text:style-name="P13">Charles Babbage</text:p>
            </text:list-item>
            <text:list-item>
              <text:p text:style-name="P13">Conrad Zuse</text:p>
            </text:list-item>
            <text:list-item>
              <text:p text:style-name="P13"><text:soft-page-break/>Claude Shannon</text:p>
            </text:list-item>
            <text:list-item>
              <text:p text:style-name="P13">Alan Turing.</text:p>
            </text:list-item>
            <text:list-item>
              <text:p text:style-name="P13">Ken Thompson</text:p>
            </text:list-item>
          </text:list>
        </text:list-item>
        <text:list-item>
          <text:p text:style-name="P13">A parte de la perspectiva desde el mundo de la informática, el ajedrez por computador también forma parte de la historia del ajedrez de élite.</text:p>
        </text:list-item>
        <text:list-item>
          <text:p text:style-name="P13">Al principio sólo suscitaba curiosidad por el bajo nivel de juego mostrado</text:p>
        </text:list-item>
        <text:list-item>
          <text:p text:style-name="P13">Desarrollo de hardware y algoritmos → mejora sustancial de su desempeño → comienzan a ganar jugadores y torneos cada vez de mayor nivel → consideración de 'amenaza', cuestionando la supremacía del ser humano sobre las máquinas.</text:p>
        </text:list-item>
        <text:list-item>
          <text:p text:style-name="P13">Punto culminante 1997, Deep Blue derrota a Gary Kasparov, campeón oficial del mundo en ese momento y considerado el mejor jugador de la historia.</text:p>
        </text:list-item>
        <text:list-item>
          <text:p text:style-name="P13"><text:s/>Introducción de los objetivos del proyecto.</text:p>
        </text:list-item>
      </text:list>
      <text:p text:style-name="P7">El presente documento representa la memoria del proyecto <text:span text:style-name="T1">gladiator</text:span><text:span text:style-name="T6">,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393773638" text:style-name="L2">
        <text:list-item>
          <text:p text:style-name="P14">Tiene que implementar varias de las técnicas y algoritmos que se utilizan principalmente en la programación de ajedrez. Para la representación de posiciones y la generación de movimientos se utilizarán <text:span text:style-name="T1">bitboards. </text:span><text:span text:style-name="T6">La evaluación estática de posiciones tendrá en cuenta al menos el material y tablas de pieza-casilla. El procedimiento de búsqueda estará basado en el algoritmo </text:span><text:span text:style-name="T1">alfa-beta. </text:span><text:span text:style-name="T6">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6">ordenación de capturas </text:span><text:span text:style-name="T1">SEE (Static Exchange Evaluation) </text:span><text:span text:style-name="T6">y búsqueda de variante principal</text:span><text:span text:style-name="T1">.</text:span></text:p>
        </text:list-item>
      </text:list>
      <text:list xml:id="list844826475" text:style-name="L3">
        <text:list-item>
          <text:p text:style-name="P15">Debe ser <text:span text:style-name="T1">portable</text:span> a distintas plataformas mediante la utilización Java como lenguaje de programación.</text:p>
        </text:list-item>
        <text:list-item>
          <text:p text:style-name="P15">El diseño de la aplicación se debe llevar a cabo utilizando la metodología de orientación a objetos, siguiendo buenas prácticas como la utilización de patrones de diseño y obteniendo un diseño lo más modular posible. </text:p>
        </text:list-item>
        <text:list-item>
          <text:p text:style-name="P15">Debe ser compatible con uno de los principales protocolos de comunicación de motores de ajedrez, el <text:span text:style-name="T1">CECP v2</text:span> (<text:span text:style-name="T1">Chess Engine Communication Protocol). </text:span><text:span text:style-name="T6">Implementando este protocolo se consigue que el motor pueda ser utilizado desde múltiples programas de <text:s/>interfaz gráfica de ajedrez y desde servidores </text:span><text:span text:style-name="T1">ICS</text:span><text:span text:style-name="T6"> (</text:span><text:span text:style-name="T1">Internet Chess Server) </text:span><text:span text:style-name="T6">ya existentes. Aunque en principio ésta debe ser la única interfaz del programa, durante el diseño se debe </text:span><text:soft-page-break/><text:span text:style-name="T6">tener en cuenta que en un futuro es deseable que se soporten otros protocolos de ajedrez, como el </text:span><text:span text:style-name="T1">UCI (Universal Chess Interface)</text:span><text:span text:style-name="T6">.</text:span></text:p>
        </text:list-item>
        <text:list-item>
          <text:p text:style-name="P15"><text:span text:style-name="T6">El desarrollo ha de ser liberado bajo la licencia de código abierto </text:span><text:span text:style-name="T1">GNU GPL. </text:span><text:span text:style-name="T6">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4">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915202057" text:style-name="L4">
        <text:list-item>
          <text:p text:style-name="P16"><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16"><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6"><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16"><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16"><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text:span><text:soft-page-break/><text:span text:style-name="T4">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6">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5" text:outline-level="3">Cronología con los principales hitos en el desarrollo del ajedrez por computador</text:h>
      <text:list xml:id="list1314498084" text:style-name="L5">
        <text:list-item>
          <text:p text:style-name="P17"><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7"><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7"><text:span text:style-name="T7">1912</text:span><text:span text:style-name="T6">.</text:span><text:span text:style-name="T8"> Leonardo Torres y Quevedo construye una máquina capaz de jugar finales de rey contra torre y rey.</text:span></text:p>
        </text:list-item>
        <text:list-item>
          <text:p text:style-name="P17"><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text:span><text:span text:style-name="T3">minimax</text:span><text:span text:style-name="T8"> con profundidad limitada y una función de evaluación.</text:span></text:p>
        </text:list-item>
        <text:list-item>
          <text:p text:style-name="P17"><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7"><text:span text:style-name="T7">1951</text:span><text:span text:style-name="T6">. </text:span><text:span text:style-name="T8">Alan Turing desarrolla sobre el papel el primer programa capaz de jugar una partida completa de ajedrez.</text:span></text:p>
        </text:list-item>
        <text:list-item>
          <text:p text:style-name="P17"><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7"><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7"><text:soft-page-break/><text:span text:style-name="T7">1956</text:span><text:span text:style-name="T6">. </text:span><text:span text:style-name="T8">John McCarthy inventa el algoritmo de búsqueda </text:span><text:span text:style-name="T3">alfa-beta</text:span><text:span text:style-name="T8">, que es una mejora al </text:span><text:span text:style-name="T3">minimax</text:span><text:span text:style-name="T8">.</text:span></text:p>
        </text:list-item>
        <text:list-item>
          <text:p text:style-name="P17"><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7"><text:span text:style-name="T7">1958</text:span><text:span text:style-name="T8">. </text:span><text:span text:style-name="T3">NSS</text:span><text:span text:style-name="T8"> se convierte en el primer programa que utiliza el algoritmo de búsqueda </text:span><text:span text:style-name="T3">alfa-beta</text:span><text:span text:style-name="T8">.</text:span></text:p>
        </text:list-item>
        <text:list-item>
          <text:p text:style-name="P17"><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7"><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7"><text:span text:style-name="T7">1967. </text:span><text:span text:style-name="T8">El programa </text:span><text:span text:style-name="T3">MacHack VI</text:span><text:span text:style-name="T8">, de Richard Greenblatt introduce la técnica de las t</text:span><text:span text:style-name="T3">ablas de transposición</text:span><text:span text:style-name="T8"> y se convierte en el primer programa en derrotar a un ser humano en una partida de torneo.</text:span></text:p>
        </text:list-item>
        <text:list-item>
          <text:p text:style-name="P17"><text:span text:style-name="T7">1968</text:span><text:span text:style-name="T6">. </text:span><text:span text:style-name="T8">David Levy realiza una apuesta con investigadores de inteligencia artificial en la que afirma que ningún programa de computadora sería capaz de ganarle en un enfrentamiento <text:s/>durante los 10 años siguientes.</text:span></text:p>
        </text:list-item>
        <text:list-item>
          <text:p text:style-name="P17"><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7"><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7"><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7"><text:span text:style-name="T7">1977</text:span><text:span text:style-name="T6">. </text:span><text:span text:style-name="T8">Nace la </text:span><text:span text:style-name="T3">ICCA (International Computer Chess Assotiation)</text:span><text:span text:style-name="T8">.</text:span></text:p>
        </text:list-item>
        <text:list-item>
          <text:p text:style-name="P17"><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7"><text:soft-page-break/><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7"><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7"><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17"><text:span text:style-name="T7">1982</text:span><text:span text:style-name="T6">. </text:span><text:span text:style-name="T8">El hardware y software desarrollado por Ken Thompson, </text:span><text:span text:style-name="T3">Belle</text:span><text:span text:style-name="T8">, gana el título de </text:span><text:span text:style-name="T3">Maestro US</text:span><text:span text:style-name="T8">.</text:span></text:p>
        </text:list-item>
        <text:list-item>
          <text:p text:style-name="P17"><text:span text:style-name="T7">1988</text:span><text:span text:style-name="T6">. </text:span><text:span text:style-name="T3">HiTech</text:span><text:span text:style-name="T8">, desarrollado por Hans Berliner y Carl Ebeling gana un enfrentamiento contra el </text:span><text:span text:style-name="T3">Gran Maestro</text:span><text:span text:style-name="T8"> Arnold Denker por 3.5–0.5</text:span></text:p>
        </text:list-item>
        <text:list-item>
          <text:p text:style-name="P17"><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encuentran Samuel Reshevsky, Walter Browne y Mikhail Gurevich. También derrota a Bent Larsen, lo que le convierte en el primer programa capaz de derrotar a un jugador de nivel </text:span><text:span text:style-name="T3">Gran Maestro</text:span><text:span text:style-name="T8"> en una partida de torneo. Su </text:span><text:span text:style-name="T3">performance</text:span><text:span text:style-name="T8"> en el torneo alcanza 2745 puntos (en la escala USCF), que es la mayor puntuación obtenida por un motor de ajedrez hasta el momento.</text:span></text:p>
        </text:list-item>
        <text:list-item>
          <text:p text:style-name="P17"><text:span text:style-name="T7">1989</text:span><text:span text:style-name="T6">. </text:span><text:span text:style-name="T3">Deep Thought</text:span><text:span text:style-name="T8"> pierde dos partidas de exhibición contra Garry Kasparov, el campeón <text:s/>mundial de ajedrez en ese momento.</text:span></text:p>
        </text:list-item>
        <text:list-item>
          <text:p text:style-name="P17"><text:span text:style-name="T7">1992</text:span><text:span text:style-name="T6">. </text:span><text:span text:style-name="T8">Por primera vez un microcomputador, el </text:span><text:span text:style-name="T3">ChessMachine Gideon 3.1</text:span><text:span text:style-name="T8">, desarrollado por el holandés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7"><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7"><text:span text:style-name="T7">1997</text:span><text:span text:style-name="T6">. </text:span><text:span text:style-name="T3">Deep Blue</text:span><text:span text:style-name="T8"> gana un enfrentamiento a seis partidas contra Garry Kasparov.</text:span></text:p>
        </text:list-item>
        <text:list-item>
          <text:p text:style-name="P17"><text:soft-page-break/><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7"><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7"><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7"><text:span text:style-name="T7">2004</text:span><text:span text:style-name="T6">. </text:span><text:span text:style-name="T8">Un equipo formado por programas (</text:span><text:span text:style-name="T3">Hydra, Deep Junior y Fritz</text:span><text:span text:style-name="T8">) gana por 8.5 – 3.5 un enfrentamiento contra un equipo de jugadores humanos muy fuertes compuesto por Veselin Topalov, Ruslan Ponomariov y Sergey Karjakin, que tenían una puntuación ELO media de 2681.</text:span></text:p>
        </text:list-item>
        <text:list-item>
          <text:p text:style-name="P17"><text:span text:style-name="T7">2005</text:span><text:span text:style-name="T6">. </text:span><text:span text:style-name="T3">Hydra </text:span><text:span text:style-name="T8">vence al gran maestro Michael Adams por 5.5 – 0.5.</text:span></text:p>
        </text:list-item>
        <text:list-item>
          <text:p text:style-name="P17"><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7"><text:span text:style-name="T7">2006</text:span><text:span text:style-name="T6">. </text:span><text:span text:style-name="T8">El campeón del mundo Vladimir Kramnik es derrotado 4-2 por </text:span><text:span text:style-name="T3">Deep Fritz</text:span></text:p>
        </text:list-item>
        <text:list-item>
          <text:p text:style-name="P17"><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7"><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738804573" text:style-name="L6">
        <text:list-item>
          <text:p text:style-name="P18">Control de tiempo.</text:p>
        </text:list-item>
        <text:list-item>
          <text:p text:style-name="P18">Hardware.</text:p>
        </text:list-item>
        <text:list-item>
          <text:p text:style-name="P18">Sistema operativo de 64 o 32 bits (bitboards).</text:p>
        </text:list-item>
        <text:list-item>
          <text:p text:style-name="P18">Hardware multiprocesador o monoprocesador.</text:p>
        </text:list-item>
        <text:list-item>
          <text:p text:style-name="P18">Preferencias de ponderación (capacidad de pensar mientras es el turno del jugador contrario).</text:p>
        </text:list-item>
        <text:list-item>
          <text:p text:style-name="P18">Tamaños de las tablas de transposición</text:p>
        </text:list-item>
        <text:list-item>
          <text:p text:style-name="P18">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970414052" text:style-name="L7">
        <text:list-item>
          <text:p text:style-name="P19">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9">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9">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19">Tablas de posición-valor</text:p>
        </text:list-item>
        <text:list-item>
          <text:p text:style-name="P19"><text:soft-page-break/>Control del centro</text:p>
        </text:list-item>
        <text:list-item>
          <text:p text:style-name="P19">Seguridad del rey</text:p>
        </text:list-item>
        <text:list-item>
          <text:p text:style-name="P19">Estructuras de peones.</text:p>
        </text:list-item>
        <text:list-item>
          <text:p text:style-name="P19">Evaluación de piezas</text:p>
        </text:list-item>
        <text:list-item>
          <text:p text:style-name="P19">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244328620" text:style-name="L8">
        <text:list-item>
          <text:p text:style-name="P20">Piezas blancas: peón = 1, caballo = 3, <text:s/>alfil = 3, <text:s/>torre = 5, <text:s/>dama = 9</text:p>
        </text:list-item>
        <text:list-item>
          <text:p text:style-name="P20">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1451969992" text:style-name="L9">
        <text:list-item>
          <text:p text:style-name="P21">Capturas. Son el principal movimiento tenido en cuenta, ya que una captura indica un cambio en el material, que es uno de los principales aspectos tenidos en cuenta en la evaluación de posiciones.</text:p>
        </text:list-item>
        <text:list-item>
          <text:p text:style-name="P21"><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1">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428094472" text:style-name="L10">
        <text:list-item>
          <text:p text:style-name="P22">Ordenación MVV / LVA (Most Valuable Victim / Less Valuable Attacker) . Se ordenan los movimientos de captura</text:p>
        </text:list-item>
        <text:list-item>
          <text:p text:style-name="P22">SEE</text:p>
        </text:list-item>
        <text:list-item>
          <text:p text:style-name="P22">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018629953" text:style-name="L11">
        <text:list-item>
          <text:p text:style-name="P23">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3">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Entorno de desarrollo: Eclipse</text:h>
      <text:p text:style-name="Text_20_body">Eclipse es un entorno de desarrollo integrado de código abierto<text:span text:style-name="T1"> </text:span><text:span text:style-name="T6">y multiplataforma que se utiliza para el desarrollo de aplicaciones Java. Ofrece un marco de trabajo amigable formado por una serie de herramientas que facilitan la tarea de programación de una aplicación. A continuación se </text:span><text:soft-page-break/><text:span text:style-name="T6">muestran algunas de sus características principales, que son las que han favorecido su elección para utilizarlo en este proyecto:</text:span></text:p>
      <text:list xml:id="list862368200" text:style-name="L12">
        <text:list-item>
          <text:p text:style-name="P25">Cuenta con asistentes para la creación y gestión de distintos tipos de proyecto y aplicaciones.</text:p>
        </text:list-item>
        <text:list-item>
          <text:p text:style-name="P25">Proporciona un sistema de compilación de aplicaciones en tiempo real.</text:p>
        </text:list-item>
        <text:list-item>
          <text:p text:style-name="P25">Incluye un editor de código fuente con resaltado de sintaxis y de errores y múltiples utilidades de refactorización de código.</text:p>
        </text:list-item>
        <text:list-item>
          <text:p text:style-name="P25">Permite la gestión de dependencias y librerías externas de los proyectos.</text:p>
        </text:list-item>
        <text:list-item>
          <text:p text:style-name="P24"><text:span text:style-name="T6">Facilita la preparación y empaquetado de librerías y <text:s/>ficheros ejecutables en el formato </text:span><text:span text:style-name="T1">.jar </text:span><text:span text:style-name="T6">de </text:span><text:span text:style-name="T1">Java.</text:span></text:p>
        </text:list-item>
        <text:list-item>
          <text:p text:style-name="P25">Incluye un entorno completo de depuración de aplicaciones para facilitar la detección de errores.</text:p>
        </text:list-item>
        <text:list-item>
          <text:p text:style-name="P24"><text:span text:style-name="T6">Se integra con sistemas de gestión de versiones como </text:span><text:span text:style-name="T1">Subversion</text:span><text:span text:style-name="T6"> y </text:span><text:span text:style-name="T1">Git</text:span><text:span text:style-name="T6"> (a través de </text:span><text:span text:style-name="T1">plugins</text:span><text:span text:style-name="T6">).</text:span></text:p>
        </text:list-item>
        <text:list-item>
          <text:p text:style-name="P24"><text:span text:style-name="T6">Se integración con el sistema de construcción y manejo de dependencias </text:span><text:span text:style-name="T1">Maven</text:span><text:span text:style-name="T6"> (a través de </text:span><text:span text:style-name="T1">plugins)</text:span><text:span text:style-name="T6">.</text:span></text:p>
        </text:list-item>
        <text:list-item>
          <text:p text:style-name="P24"><text:span text:style-name="T6">Permite la ejecución de pruebas unitarias mediante la librería </text:span><text:span text:style-name="T1">JUnit</text:span><text:span text:style-name="T6">.</text:span></text:p>
        </text:list-item>
        <text:list-item>
          <text:p text:style-name="P24"><text:span text:style-name="T6">Es extensible mediante un sistema de </text:span><text:span text:style-name="T1">plugins</text:span><text:span text:style-name="T6">.</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6">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text:soft-page-break/>como sistemas de ayuda de resolución de conflictos, soporte para el desarrollo basado en ramas y etiquetas, etc.</text:p>
      <text:p text:style-name="Text_20_body"><text:span text:style-name="T6">La aplicación elegida para utilizar en el proyecto </text:span><text:span text:style-name="T1">gladiator </text:span><text:span text:style-name="T6">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2026771585" text:style-name="L13">
        <text:list-item>
          <text:p text:style-name="P28">Es un sistema distribuido, por lo que permite el trabajo con versiones en modo <text:span text:style-name="T1">offline</text:span><text:span text:style-name="T6">, sin la necesidad de un repositorio central, ya que cada desarrollador cuenta con una copia de trabajo que es un repositorio en sí mismo.</text:span></text:p>
        </text:list-item>
        <text:list-item>
          <text:p text:style-name="P26">Es muy eficiente. Unos de los principios de su diseño fue conseguir un sistema rápido y optimizado para facilitar el trabajo con proyectos grandes compuestos por un gran número de ficheros.</text:p>
        </text:list-item>
        <text:list-item>
          <text:p text:style-name="P28"><text:span text:style-name="T6">Maneja de forma nativa los conceptos de ramas de desarrollo (</text:span><text:span text:style-name="T1">branches) </text:span><text:span text:style-name="T6">y etiquetas (</text:span><text:span text:style-name="T1">tags</text:span><text:span text:style-name="T6">), incluyendo multitud de comandos para su administración.</text:span></text:p>
        </text:list-item>
        <text:list-item>
          <text:p text:style-name="P28"><text:span text:style-name="T6">Incluye utilidades para la comparación, mezcla y resolución de conflictos (</text:span><text:span text:style-name="T1">merge) </text:span><text:span text:style-name="T6">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6">Además está orientado para funcionar como una red social de desarrolladores. </text:span></text:p>
      <text:p text:style-name="Text_20_body"><text:span text:style-name="T6">Se ha considerado la utilización de </text:span><text:span text:style-name="T1">GitHub</text:span><text:span text:style-name="T6">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text:soft-page-break/>Herramienta de modelado UML: Modelio </text:h>
      <text:p text:style-name="Text_20_body">Para la realización de los modelos UML en las actividades de análisis y diseño del desarrollo del proyecto se ha utilizado Modelio. Modelio es una aplicación de código abierto para la creación de diagramas UML2.</text:p>
      <text:p text:style-name="Text_20_body">Algunas de sus principales características son:</text:p>
      <text:list xml:id="list1559379729" text:style-name="L25">
        <text:list-item>
          <text:p text:style-name="P43">Soporta los estándares UML2 y BPMN</text:p>
        </text:list-item>
        <text:list-item>
          <text:p text:style-name="P43">Está liberado bajo licencias de código abierto. El núcleo de la aplicación se encuentra bajo licencia GPLv3, mientras que otros componentes están liberados bajo la licencia APL. </text:p>
        </text:list-item>
        <text:list-item>
          <text:p text:style-name="P43">Es multiplataforma. La aplicación está programada en Java, y por lo tanto, puede funcionar en cualquier sistema para el que haya disponible una máquina virtual de Java.</text:p>
        </text:list-item>
        <text:list-item>
          <text:p text:style-name="P43">Es extensible mediante un sistema de módulos. <text:s/></text:p>
        </text:list-item>
        <text:list-item>
          <text:p text:style-name="P43">Proporciona exportación e importación de ficheros en formato XMI (XML Metadata Interchange), lo que permite intercambiar modelos con diferentes herramientas.</text:p>
        </text:list-item>
        <text:list-item>
          <text:p text:style-name="P43">Incluye un generador de código Java a partir de los modelos.</text:p>
        </text:list-item>
      </text:list>
      <text:h text:style-name="Heading_20_3" text:outline-level="3">Librerí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text:soft-page-break/>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2160234518" text:style-name="L14">
        <text:list-item>
          <text:p text:style-name="P30">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0">Facilidad de uso. <text:span text:style-name="T6">La curva de aprendizaje de JUnit es muy pequeña, lo que permite </text:span><text:span text:style-name="T6">comenzar a utilizarla rápidamente. </text:span></text:p>
        </text:list-item>
        <text:list-item>
          <text:p text:style-name="P30">Open Source. <text:span text:style-name="T6">JUnit está disponible bajo la licencia Common Public License 1.0, que es una licencia de software libre que permite su uso en cualquier tipo de proyecto siempre que se sigan sus términos.</text:span></text:p>
        </text:list-item>
        <text:list-item>
          <text:p text:style-name="P30">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29"><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text:span><text:soft-page-break/><text:span text:style-name="T6">ejecutables del proyecto se comprueba que el funcionamiento de los artefactos generados es correcto.</text:span></text:p>
        </text:list-item>
      </text:list>
      <text:h text:style-name="P46" text:outline-level="3">Herramient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6">Log4j está compuesta de tres elementos principales: los </text:span><text:span text:style-name="T1">logger, </text:span><text:span text:style-name="T6">los </text:span><text:span text:style-name="T1">appender, </text:span><text:span text:style-name="T6">y los </text:span><text:span text:style-name="T1">layout. </text:span><text:span text:style-name="T6">Un </text:span><text:span text:style-name="T1">logger </text:span><text:span text:style-name="T6">es el elemento que contiene la funcionalidad para generar los mensajes de </text:span><text:span text:style-name="T1">log</text:span><text:span text:style-name="T6"> con diferentes niveles de prioridad. Una aplicación puede utilizar varios </text:span><text:span text:style-name="T1">loggers</text:span><text:span text:style-name="T6"> con diferentes nombres en diversos puntos del código para después poder seleccionar cuáles de ellos se desea que estén activos </text:span><text:span text:style-name="T6">e inactivos en un momento dado. Un </text:span><text:span text:style-name="T1">logger </text:span><text:span text:style-name="T6">puede enviar sus mensajes a múltiples destinatarios, que en </text:span><text:span text:style-name="T1">log4j</text:span><text:span text:style-name="T6"> se denominan </text:span><text:span text:style-name="T1">appender. </text:span><text:span text:style-name="T6">La librería incluye diversos </text:span><text:span text:style-name="T1">appender, </text:span><text:span text:style-name="T6">entre los que se encuentran el que muestra los </text:span><text:span text:style-name="T1">logs</text:span><text:span text:style-name="T6"> por la consola, otro que los almacena en ficheros de texto y uno que los envía a servidores remotos mediante </text:span><text:span text:style-name="T1">sockets</text:span><text:span text:style-name="T6">. Por último, el </text:span><text:span text:style-name="T1">layout </text:span><text:span text:style-name="T6">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1949215195" text:style-name="L15">
        <text:list-item>
          <text:p text:style-name="P31">Uso extendido. <text:span text:style-name="T6">Es una de las bibliotecas de </text:span>logging<text:span text:style-name="T6"> más ampliamente utilizada en proyectos Java.</text:span></text:p>
        </text:list-item>
        <text:list-item>
          <text:p text:style-name="P31"><text:soft-page-break/>Altamente configurable.<text:span text:style-name="T6"> El diseño de la biblioteca permite que mediante los ficheros de configuración se obtenga un un amplio control de los mensajes de </text:span>log<text:span text:style-name="T6"> activos en cada momento, según sean necesarios. Además, la configuración se puede cambiar en tiempo de </text:span><text:span text:style-name="T6">ejecución.</text:span></text:p>
        </text:list-item>
      </text:list>
      <text:list xml:id="list316656989" text:style-name="L16">
        <text:list-item>
          <text:p text:style-name="P32">Open Source. <text:span text:style-name="T6">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6"> y el </text:span>disclaimer.</text:p>
        </text:list-item>
      </text:list>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2">Diagrama con los módulos principales en los que se divide el sistema.</text:p>
      <text:p text:style-name="P3">A continuación se presenta una lista con los distintos módulos identificados junto con una explicación de sus responsabilidades.</text:p>
      <text:list xml:id="list344044004" text:style-name="L17">
        <text:list-item>
          <text:p text:style-name="P27">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7"><text:soft-page-break/>Módulo <text:span text:style-name="T1">Xboard</text:span>. <text:span text:style-name="T10">Es el módulo encargado de recibir y enviar los comandos y controlar el </text:span><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27">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7"><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7">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7">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33"><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text:soft-page-break/>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text:soft-page-break/>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text:soft-page-break/>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557708874" text:style-name="L18">
        <text:list-item>
          <text:p text:style-name="P34">Añade información adicional durante la búsqueda</text:p>
        </text:list-item>
        <text:list-item>
          <text:p text:style-name="P34">Permite la modificación de los parámetros a través de la interfaz de <text:s/>usuario.</text:p>
        </text:list-item>
        <text:list-item>
          <text:p text:style-name="P34">Permite una configuración de controles de tiempo más flexible.</text:p>
        </text:list-item>
        <text:list-item>
          <text:p text:style-name="P34">Se construyó de cero mientras que cecp se fue construyendo bajo demanda manteniendo compatibilidad hacia atrás.</text:p>
        </text:list-item>
      </text:list>
      <text:p text:style-name="Text_20_body">Ventajas de CECP sobre UCI:</text:p>
      <text:list xml:id="list1763672409" text:style-name="L19">
        <text:list-item>
          <text:p text:style-name="P35">No tiene que enviar la <text:s/>lista de todos los movimientos por cada movimiento que se hace</text:p>
        </text:list-item>
        <text:list-item>
          <text:p text:style-name="P36">El diseño sin estado de uci dificulta el aprendizaje de libros de aperturas.</text:p>
        </text:list-item>
        <text:list-item>
          <text:p text:style-name="P36"><text:soft-page-break/>No es posible jugar contra motores <text:s/>UCI en modo consola.</text:p>
        </text:list-item>
        <text:list-item>
          <text:p text:style-name="P36">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text:soft-page-break/>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text:soft-page-break/></text:p>
      <text:p text:style-name="Text_20_body">De este modo se puede dividir en tres partes diferenciadas:</text:p>
      <text:list xml:id="list1641483221" text:style-name="L20">
        <text:list-item>
          <text:p text:style-name="P37">La interfaz gráfica de usuario.</text:p>
        </text:list-item>
        <text:list-item>
          <text:p text:style-name="P37">El motor de ajedrez</text:p>
        </text:list-item>
        <text:list-item>
          <text:p text:style-name="P37">Una interfaz o protoco entre el motor y la interfaz gráfica de usuario</text:p>
        </text:list-item>
      </text:list>
      <text:p text:style-name="Text_20_body"/>
      <text:p text:style-name="Text_20_body">Los principales protocolos de programción en ajedrez son:</text:p>
      <text:list xml:id="list1510594351" text:style-name="L21">
        <text:list-item>
          <text:p text:style-name="P38">Chess Engine Communication Protocol .</text:p>
        </text:list-item>
        <text:list-item>
          <text:p text:style-name="P38">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text:soft-page-break/>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448805828" text:style-name="L22">
        <text:list-item>
          <text:p text:style-name="P39">Selección personalizada de los elementos a analizar.</text:p>
        </text:list-item>
        <text:list-item>
          <text:p text:style-name="P39">Análisis del <text:span text:style-name="T1">heap</text:span> de la máquina virtual de java.</text:p>
        </text:list-item>
        <text:list-item>
          <text:p text:style-name="P39">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9">Monitorización y seguimiento de los hilos de ejecución del programa, junto con un <text:s/>histórico de los estados por los que pasa cada hilo.</text:p>
        </text:list-item>
        <text:list-item>
          <text:p text:style-name="P39"><text:span text:style-name="T1">Profiling</text:span> remoto. Permite analizar aplicaciones que se encuentran en máquinas distintas a la <text:s/>del entorno de desarrollo.</text:p>
        </text:list-item>
        <text:list-item>
          <text:p text:style-name="P39">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text:soft-page-break/>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text:soft-page-break/>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1">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1">En gladiator de momento la función de evaluación tiene en cuenta los siguientes factores:</text:p>
      <text:list xml:id="list213282601" text:style-name="L23">
        <text:list-item>
          <text:p text:style-name="P41">Material. El material es uno de los aspectos más importantes a la hora de evaluar una posición, una descompensación en el material otorga ventaja a la hora de evaluar las posiciones.</text:p>
          <text:p text:style-name="P41">Cada uno de los distintos tipos de piezas tiene un valor asociado en función de su poder. Cada tipo de pieza tiene unas reglas de movimiento distinta, lo que hace que su valor relativo sea distinto. En gladiator los valores que se han asignado a cada tipo de pieza son los <text:soft-page-break/>siguientes:</text:p>
          <text:list>
            <text:list-item>
              <text:p text:style-name="P41">Peón: 100</text:p>
            </text:list-item>
            <text:list-item>
              <text:p text:style-name="P41">Caballo: 300</text:p>
            </text:list-item>
            <text:list-item>
              <text:p text:style-name="P41">Alfil: 300</text:p>
            </text:list-item>
            <text:list-item>
              <text:p text:style-name="P41">Torre: 500</text:p>
            </text:list-item>
            <text:list-item>
              <text:p text:style-name="P41">Reina: 900</text:p>
            </text:list-item>
          </text:list>
          <text:p text:style-name="P40"><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41">El valor se calcula <text:s/>sumando el número de piezas de un tipo por su valor.</text:p>
        </text:list-item>
        <text:list-item>
          <text:p text:style-name="P41">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41">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2171550408" text:style-name="L24">
        <text:list-item>
          <text:p text:style-name="P42">Paralelización del algoritmo de búsqueda para aprovechar los sistemas con múltiples procesadores, que son cada vez más comunes.</text:p>
        </text:list-item>
        <text:list-item>
          <text:p text:style-name="P42">Implementación del protocolo de comunicación de motores de ajedrez UCI (Universal Chess Interface).</text:p>
        </text:list-item>
        <text:list-item>
          <text:p text:style-name="P42">Introducción de nuevos algoritmos y técnicas de búsqueda y heurísticas de ordenación de movimientos.</text:p>
        </text:list-item>
        <text:list-item>
          <text:p text:style-name="P42">Uso de algoritmos genéticos para el ajuste o entrenamiento de los parámetros de la función de evaluación estática.</text:p>
        </text:list-item>
        <text:list-item>
          <text:p text:style-name="P42">Portar la aplicación a un lenguaje de más bajo nivel (como C++) para aumentar el rendimiento.</text:p>
        </text:list-item>
        <text:list-item>
          <text:p text:style-name="P42">Refactorizar el procedimiento de generación de los movimientos posibles en una posición para aumentar su velocidad de ejecución.</text:p>
        </text:list-item>
        <text:list-item>
          <text:p text:style-name="P42">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6">Ishi Press International, 2009. 246 p.</text:span></text:p>
      <text:p text:style-name="P6"><text:span text:style-name="T6">RUSSELL, Stuart y NORVIG, Peter. </text:span><text:span text:style-name="T1">Artificial Intelligence: A modern approach. </text:span><text:span text:style-name="T6">3</text:span><text:span text:style-name="T11">a</text:span><text:span text:style-name="T6"> ed</text:span><text:span text:style-name="T1">. </text:span><text:span text:style-name="T6">Pearson, 2010.</text:span></text:p>
      <text:p text:style-name="P6"><text:span text:style-name="T6">HSU, Feng-Hsiung. </text:span><text:span text:style-name="T1">Behind Deep Blue: Building the computer that defeated the World Chess Champion.</text:span><text:span text:style-name="T6"> Princeton University Press, 2002. 300 p.</text:span></text:p>
      <text:p text:style-name="P6"><text:span text:style-name="T6">LEVY, David. </text:span><text:span text:style-name="T1">Computer Chess Compendium. <text:s/></text:span><text:span text:style-name="T6">Ishi Press International, 2009. 440 p.</text:span></text:p>
      <text:p text:style-name="P6"><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6"><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6"><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6"><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6"><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6"><text:span text:style-name="T6">HYATT, Robert. </text:span><text:span text:style-name="T1">Online Chess technical papers </text:span><text:span text:style-name="T6">[En línea]</text:span><text:span text:style-name="T1">. </text:span><text:span text:style-name="T6">Disponible en </text:span><text:soft-page-break/><text:span text:style-name="T6">&lt;</text:span><text:a xlink:type="simple" xlink:href="http://www.cis.uab.edu/info/faculty/hyatt/pubs.html"><text:span text:style-name="T6">http://www.cis.uab.edu/info/faculty/hyatt/pubs.html</text:span></text:a><text:span text:style-name="T6">&gt;. Fecha de última consulta 21 de abril de 2012</text:span></text:p>
      <text:p text:style-name="P4"/>
      <text:p text:style-name="P6"><text:span text:style-name="T6">LARMAN, Craig. </text:span><text:span text:style-name="T1">UML y Patrones. Una introducción al análisis y diseño orientado a objetos y al proceso unificado. </text:span><text:span text:style-name="T6"><text:s/>2</text:span><text:span text:style-name="T11">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3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7T02:02:25</dc:date>
    <meta:editing-cycles>301</meta:editing-cycles>
    <meta:editing-duration>P2DT15H11M28S</meta:editing-duration>
    <meta:document-statistic meta:table-count="0" meta:image-count="2" meta:object-count="0" meta:page-count="64" meta:paragraph-count="500" meta:word-count="18285" meta:character-count="111939" meta:non-whitespace-character-count="94170"/>
    <meta:user-defined meta:name="Info 1"/>
    <meta:user-defined meta:name="Info 2"/>
    <meta:user-defined meta:name="Info 3"/>
    <meta:user-defined meta:name="Info 4"/>
  </office:meta>
</office:document-meta>
</file>